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Import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fferedStringValue.Buffered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edStringValu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Value.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ImportHandler.TargetImportHandler( Importer importer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Import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fferedStringValue.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StringValue.retrie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Valu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ImportHandler.disposePropertyValues( Importer . PropInfo pro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fferedStringValue.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Value.Stri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StringValue.append( char [ ] chars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ufferedStringValu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Value.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StringValue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